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1" table:default-cell-style-name="Default"/>
        <table:table-row table:style-name="ro1">
          <table:table-cell office:value-type="string">
            <text:p>PID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name</text:p>
          </table:table-cell>
          <table:table-cell office:value-type="string">
            <text:p>telephone</text:p>
          </table:table-cell>
          <table:table-cell office:value-type="string">
            <text:p>company</text:p>
          </table:table-cell>
          <table:table-cell office:value-type="string">
            <text:p>address</text:p>
          </table:table-cell>
          <table:table-cell office:value-type="string">
            <text:p>join_time</text:p>
          </table:table-cell>
          <table:table-cell office:value-type="string">
            <text:p>last_login</text:p>
          </table:table-cell>
          <table:table-cell office:value-type="string">
            <text:p>last_ip</text:p>
          </table:table-cell>
          <table:table-cell office:value-type="string">
            <text:p>后面是没有加入的</text:p>
          </table:table-cell>
          <table:table-cell office:value-type="string">
            <text:p>Group[1]</text:p>
          </table:table-cell>
          <table:table-cell office:value-type="string">
            <text:p>Group[2]</text:p>
          </table:table-cell>
          <table:table-cell office:value-type="string">
            <text:p>Group[3]</text:p>
          </table:table-cell>
          <table:table-cell office:value-type="string">
            <text:p>Group[4]</text:p>
          </table:table-cell>
          <table:table-cell office:value-type="string">
            <text:p>........</text:p>
          </table:table-cell>
          <table:table-cell office:value-type="string">
            <text:p>Friend[1]</text:p>
          </table:table-cell>
          <table:table-cell office:value-type="string">
            <text:p>Friend[2]</text:p>
          </table:table-cell>
          <table:table-cell office:value-type="string">
            <text:p>Friend[3]</text:p>
          </table:table-cell>
          <table:table-cell office:value-type="string">
            <text:p>Friend[4]</text:p>
          </table:table-cell>
          <table:table-cell office:value-type="string">
            <text:p>...........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admin</text:p>
          </table:table-cell>
          <table:table-cell table:number-columns-repeated="8"/>
          <table:table-cell office:value-type="string">
            <text:p>Friend</text:p>
          </table:table-cell>
          <table:table-cell office:value-type="string">
            <text:p>Family</text:p>
          </table:table-cell>
          <table:table-cell table:number-columns-repeated="3"/>
          <table:table-cell office:value-type="string">
            <text:p>2,1,老大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ot</text:p>
          </table:table-cell>
          <table:table-cell office:value-type="string">
            <text:p>toor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2013／04／13</text:date>, <text:time>14:2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30T22:43:00</meta:creation-date>
    <dc:date>2013-04-13T14:27:26</dc:date>
    <meta:editing-duration>PT13H46M53S</meta:editing-duration>
    <meta:editing-cycles>3</meta:editing-cycles>
    <meta:generator>OpenOffice.org/3.2$Unix OpenOffice.org_project/320m12$Build-9483</meta:generator>
    <meta:document-statistic meta:table-count="3" meta:cell-count="30" meta:object-count="0"/>
  </office:meta>
</office:document-meta>
</file>